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4229in"/>
    </style:style>
    <style:style style:name="Table2.B" style:family="table-column">
      <style:table-column-properties style:column-width="1.0826in"/>
    </style:style>
    <style:style style:name="Table2.C" style:family="table-column">
      <style:table-column-properties style:column-width="1.5958in"/>
    </style:style>
    <style:style style:name="Table2.D" style:family="table-column">
      <style:table-column-properties style:column-width="2.5917in"/>
    </style:style>
    <style:style style:name="Table2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" style:family="table">
      <style:table-properties style:width="4.8701in" table:align="left"/>
    </style:style>
    <style:style style:name="Table3.A" style:family="table-column">
      <style:table-column-properties style:column-width="4.8701in"/>
    </style:style>
    <style:style style:name="Table3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" style:family="table">
      <style:table-properties style:width="1.0333in" table:align="left"/>
    </style:style>
    <style:style style:name="Table4.A" style:family="table-column">
      <style:table-column-properties style:column-width="1.0333in"/>
    </style:style>
    <style:style style:name="Table4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5" style:family="table">
      <style:table-properties style:width="5.0375in" table:align="left"/>
    </style:style>
    <style:style style:name="Table5.A" style:family="table-column">
      <style:table-column-properties style:column-width="5.0375in"/>
    </style:style>
    <style:style style:name="Table5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6" style:family="table">
      <style:table-properties style:width="0.8653in" table:align="left"/>
    </style:style>
    <style:style style:name="Table6.A" style:family="table-column">
      <style:table-column-properties style:column-width="0.8653in"/>
    </style:style>
    <style:style style:name="Table6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7" style:family="table">
      <style:table-properties style:width="2.284in" table:align="left"/>
    </style:style>
    <style:style style:name="Table7.A" style:family="table-column">
      <style:table-column-properties style:column-width="2.284in"/>
    </style:style>
    <style:style style:name="Table7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8" style:family="table">
      <style:table-properties style:width="0.8653in" table:align="left"/>
    </style:style>
    <style:style style:name="Table8.A" style:family="table-column">
      <style:table-column-properties style:column-width="0.8653in"/>
    </style:style>
    <style:style style:name="Table8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6.6931in"/>
    </style:style>
    <style:style style:name="Table9.A1" style:family="table-cell">
      <style:table-cell-properties style:vertical-align="middle" fo:background-color="#f0f0f0" fo:padding-left="0.1042in" fo:padding-right="0.1042in" fo:padding-top="0.0729in" fo:padding-bottom="0.0729in" fo:border="0.05pt solid #dddddd">
        <style:background-image/>
      </style:table-cell-properties>
    </style:style>
    <style:style style:name="Table10" style:family="table">
      <style:table-properties style:width="4.2854in" table:align="left"/>
    </style:style>
    <style:style style:name="Table10.A" style:family="table-column">
      <style:table-column-properties style:column-width="4.2854in"/>
    </style:style>
    <style:style style:name="Table10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1" style:family="table">
      <style:table-properties style:width="2.366in" table:align="left"/>
    </style:style>
    <style:style style:name="Table11.A" style:family="table-column">
      <style:table-column-properties style:column-width="2.366in"/>
    </style:style>
    <style:style style:name="Table11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2" style:family="table">
      <style:table-properties style:width="2.366in" table:align="left"/>
    </style:style>
    <style:style style:name="Table12.A" style:family="table-column">
      <style:table-column-properties style:column-width="2.366in"/>
    </style:style>
    <style:style style:name="Table12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3" style:family="table">
      <style:table-properties style:width="0.6153in" table:align="left"/>
    </style:style>
    <style:style style:name="Table13.A" style:family="table-column">
      <style:table-column-properties style:column-width="0.6153in"/>
    </style:style>
    <style:style style:name="Table13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4" style:family="table">
      <style:table-properties style:width="0.8653in" table:align="left"/>
    </style:style>
    <style:style style:name="Table14.A" style:family="table-column">
      <style:table-column-properties style:column-width="0.8653in"/>
    </style:style>
    <style:style style:name="Table14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5" style:family="table">
      <style:table-properties style:width="2.366in" table:align="left"/>
    </style:style>
    <style:style style:name="Table15.A" style:family="table-column">
      <style:table-column-properties style:column-width="2.366in"/>
    </style:style>
    <style:style style:name="Table15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6" style:family="table">
      <style:table-properties style:width="3.8674in" table:align="left"/>
    </style:style>
    <style:style style:name="Table16.A" style:family="table-column">
      <style:table-column-properties style:column-width="3.8674in"/>
    </style:style>
    <style:style style:name="Table16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7" style:family="table">
      <style:table-properties style:width="6.3785in" table:align="left"/>
    </style:style>
    <style:style style:name="Table17.A" style:family="table-column">
      <style:table-column-properties style:column-width="6.3785in"/>
    </style:style>
    <style:style style:name="Table17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8" style:family="table">
      <style:table-properties style:width="2.6181in" table:align="left"/>
    </style:style>
    <style:style style:name="Table18.A" style:family="table-column">
      <style:table-column-properties style:column-width="2.6181in"/>
    </style:style>
    <style:style style:name="Table18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19" style:family="table">
      <style:table-properties style:width="0.6153in" table:align="left"/>
    </style:style>
    <style:style style:name="Table19.A" style:family="table-column">
      <style:table-column-properties style:column-width="0.6153in"/>
    </style:style>
    <style:style style:name="Table19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0" style:family="table">
      <style:table-properties style:width="3.4521in" table:align="left"/>
    </style:style>
    <style:style style:name="Table20.A" style:family="table-column">
      <style:table-column-properties style:column-width="3.4521in"/>
    </style:style>
    <style:style style:name="Table20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1" style:family="table">
      <style:table-properties style:width="2.2014in" table:align="left"/>
    </style:style>
    <style:style style:name="Table21.A" style:family="table-column">
      <style:table-column-properties style:column-width="2.2014in"/>
    </style:style>
    <style:style style:name="Table21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2" style:family="table">
      <style:table-properties style:width="2.7014in" table:align="left"/>
    </style:style>
    <style:style style:name="Table22.A" style:family="table-column">
      <style:table-column-properties style:column-width="2.7014in"/>
    </style:style>
    <style:style style:name="Table22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3" style:family="table">
      <style:table-properties style:width="1.366in" table:align="left"/>
    </style:style>
    <style:style style:name="Table23.A" style:family="table-column">
      <style:table-column-properties style:column-width="1.366in"/>
    </style:style>
    <style:style style:name="Table23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4" style:family="table">
      <style:table-properties style:width="3.2014in" table:align="left"/>
    </style:style>
    <style:style style:name="Table24.A" style:family="table-column">
      <style:table-column-properties style:column-width="3.2014in"/>
    </style:style>
    <style:style style:name="Table24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5" style:family="table">
      <style:table-properties style:width="1.866in" table:align="left"/>
    </style:style>
    <style:style style:name="Table25.A" style:family="table-column">
      <style:table-column-properties style:column-width="1.866in"/>
    </style:style>
    <style:style style:name="Table25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6" style:family="table">
      <style:table-properties style:width="5.3076in" table:align="left"/>
    </style:style>
    <style:style style:name="Table26.A" style:family="table-column">
      <style:table-column-properties style:column-width="5.3076in"/>
    </style:style>
    <style:style style:name="Table26.A1" style:family="table-cell">
      <style:table-cell-properties style:vertical-align="middle" fo:background-color="#f0f0f0" fo:padding-left="0.1042in" fo:padding-right="0.1042in" fo:padding-top="0.0729in" fo:padding-bottom="0.0729in" fo:border="0.05pt solid #dddddd">
        <style:background-image/>
      </style:table-cell-properties>
    </style:style>
    <style:style style:name="Table27" style:family="table">
      <style:table-properties style:width="3.1194in" table:align="left"/>
    </style:style>
    <style:style style:name="Table27.A" style:family="table-column">
      <style:table-column-properties style:column-width="3.1194in"/>
    </style:style>
    <style:style style:name="Table27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8" style:family="table">
      <style:table-properties style:width="1.1153in" table:align="left"/>
    </style:style>
    <style:style style:name="Table28.A" style:family="table-column">
      <style:table-column-properties style:column-width="1.1153in"/>
    </style:style>
    <style:style style:name="Table28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29" style:family="table">
      <style:table-properties style:width="3.4528in" table:align="left"/>
    </style:style>
    <style:style style:name="Table29.A" style:family="table-column">
      <style:table-column-properties style:column-width="3.4528in"/>
    </style:style>
    <style:style style:name="Table29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0" style:family="table">
      <style:table-properties style:width="0.6153in" table:align="left"/>
    </style:style>
    <style:style style:name="Table30.A" style:family="table-column">
      <style:table-column-properties style:column-width="0.6153in"/>
    </style:style>
    <style:style style:name="Table30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1" style:family="table">
      <style:table-properties style:width="4.6194in" table:align="left"/>
    </style:style>
    <style:style style:name="Table31.A" style:family="table-column">
      <style:table-column-properties style:column-width="4.6194in"/>
    </style:style>
    <style:style style:name="Table31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2" style:family="table">
      <style:table-properties style:width="0.8653in" table:align="left"/>
    </style:style>
    <style:style style:name="Table32.A" style:family="table-column">
      <style:table-column-properties style:column-width="0.8653in"/>
    </style:style>
    <style:style style:name="Table32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3" style:family="table">
      <style:table-properties style:width="1.9486in" table:align="left"/>
    </style:style>
    <style:style style:name="Table33.A" style:family="table-column">
      <style:table-column-properties style:column-width="1.9486in"/>
    </style:style>
    <style:style style:name="Table33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4" style:family="table">
      <style:table-properties style:width="3.6194in" table:align="left"/>
    </style:style>
    <style:style style:name="Table34.A" style:family="table-column">
      <style:table-column-properties style:column-width="3.6194in"/>
    </style:style>
    <style:style style:name="Table34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5" style:family="table">
      <style:table-properties style:width="1.3653in" table:align="left"/>
    </style:style>
    <style:style style:name="Table35.A" style:family="table-column">
      <style:table-column-properties style:column-width="1.3653in"/>
    </style:style>
    <style:style style:name="Table35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6" style:family="table">
      <style:table-properties style:width="1.616in" table:align="left"/>
    </style:style>
    <style:style style:name="Table36.A" style:family="table-column">
      <style:table-column-properties style:column-width="1.616in"/>
    </style:style>
    <style:style style:name="Table36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7" style:family="table">
      <style:table-properties style:width="0.8653in" table:align="left"/>
    </style:style>
    <style:style style:name="Table37.A" style:family="table-column">
      <style:table-column-properties style:column-width="0.8653in"/>
    </style:style>
    <style:style style:name="Table37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8" style:family="table">
      <style:table-properties style:width="2.2847in" table:align="left"/>
    </style:style>
    <style:style style:name="Table38.A" style:family="table-column">
      <style:table-column-properties style:column-width="2.2847in"/>
    </style:style>
    <style:style style:name="Table38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39" style:family="table">
      <style:table-properties style:width="0.3653in" table:align="left"/>
    </style:style>
    <style:style style:name="Table39.A" style:family="table-column">
      <style:table-column-properties style:column-width="0.3653in"/>
    </style:style>
    <style:style style:name="Table39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0" style:family="table">
      <style:table-properties style:width="1.3667in" table:align="left"/>
    </style:style>
    <style:style style:name="Table40.A" style:family="table-column">
      <style:table-column-properties style:column-width="1.3667in"/>
    </style:style>
    <style:style style:name="Table40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1" style:family="table">
      <style:table-properties style:width="0.3653in" table:align="left"/>
    </style:style>
    <style:style style:name="Table41.A" style:family="table-column">
      <style:table-column-properties style:column-width="0.3653in"/>
    </style:style>
    <style:style style:name="Table41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2" style:family="table">
      <style:table-properties style:width="1.366in" table:align="left"/>
    </style:style>
    <style:style style:name="Table42.A" style:family="table-column">
      <style:table-column-properties style:column-width="1.366in"/>
    </style:style>
    <style:style style:name="Table42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3" style:family="table">
      <style:table-properties style:width="1.3653in" table:align="left"/>
    </style:style>
    <style:style style:name="Table43.A" style:family="table-column">
      <style:table-column-properties style:column-width="1.3653in"/>
    </style:style>
    <style:style style:name="Table43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4" style:family="table">
      <style:table-properties style:width="1.366in" table:align="left"/>
    </style:style>
    <style:style style:name="Table44.A" style:family="table-column">
      <style:table-column-properties style:column-width="1.366in"/>
    </style:style>
    <style:style style:name="Table44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5" style:family="table">
      <style:table-properties style:width="0.8653in" table:align="left"/>
    </style:style>
    <style:style style:name="Table45.A" style:family="table-column">
      <style:table-column-properties style:column-width="0.8653in"/>
    </style:style>
    <style:style style:name="Table45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6" style:family="table">
      <style:table-properties style:width="4.3681in" table:align="left"/>
    </style:style>
    <style:style style:name="Table46.A" style:family="table-column">
      <style:table-column-properties style:column-width="4.3681in"/>
    </style:style>
    <style:style style:name="Table46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7" style:family="table">
      <style:table-properties style:width="0.8653in" table:align="left"/>
    </style:style>
    <style:style style:name="Table47.A" style:family="table-column">
      <style:table-column-properties style:column-width="0.8653in"/>
    </style:style>
    <style:style style:name="Table47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8" style:family="table">
      <style:table-properties style:width="4.5389in" table:align="left"/>
    </style:style>
    <style:style style:name="Table48.A" style:family="table-column">
      <style:table-column-properties style:column-width="4.5389in"/>
    </style:style>
    <style:style style:name="Table48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49" style:family="table">
      <style:table-properties style:width="6.6931in" table:align="left"/>
    </style:style>
    <style:style style:name="Table49.A" style:family="table-column">
      <style:table-column-properties style:column-width="6.6931in"/>
    </style:style>
    <style:style style:name="Table49.A1" style:family="table-cell">
      <style:table-cell-properties style:vertical-align="middle" fo:background-color="#f0f0f0" fo:padding-left="0.1042in" fo:padding-right="0.1042in" fo:padding-top="0.0729in" fo:padding-bottom="0.0729in" fo:border="0.05pt solid #dddddd">
        <style:background-image/>
      </style:table-cell-properties>
    </style:style>
    <style:style style:name="Table50" style:family="table">
      <style:table-properties style:width="6.6931in" table:align="left"/>
    </style:style>
    <style:style style:name="Table50.A" style:family="table-column">
      <style:table-column-properties style:column-width="6.6931in"/>
    </style:style>
    <style:style style:name="Table50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51" style:family="table">
      <style:table-properties style:width="6.6931in" table:align="left"/>
    </style:style>
    <style:style style:name="Table51.A" style:family="table-column">
      <style:table-column-properties style:column-width="6.6931in"/>
    </style:style>
    <style:style style:name="Table51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52" style:family="table">
      <style:table-properties style:width="6.6931in" table:align="left"/>
    </style:style>
    <style:style style:name="Table52.A" style:family="table-column">
      <style:table-column-properties style:column-width="6.6931in"/>
    </style:style>
    <style:style style:name="Table52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53" style:family="table">
      <style:table-properties style:width="6.6931in" table:align="left"/>
    </style:style>
    <style:style style:name="Table53.A" style:family="table-column">
      <style:table-column-properties style:column-width="6.6931in"/>
    </style:style>
    <style:style style:name="Table53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Table54" style:family="table">
      <style:table-properties style:width="6.6931in" table:align="left"/>
    </style:style>
    <style:style style:name="Table54.A" style:family="table-column">
      <style:table-column-properties style:column-width="6.6931in"/>
    </style:style>
    <style:style style:name="Table54.A1" style:family="table-cell">
      <style:table-cell-properties style:vertical-align="middle" fo:padding-left="0.1042in" fo:padding-right="0.1042in" fo:padding-top="0.0729in" fo:padding-bottom="0.0729in" fo:border="0.05pt solid #dddddd"/>
    </style:style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in" fo:margin-top="0.1043in" fo:margin-bottom="0in" style:contextual-spacing="false" style:line-height-at-least="0.2083in" fo:text-align="start" style:justify-single-word="false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043in" fo:margin-bottom="0in" style:contextual-spacing="false" style:line-height-at-least="0.2083in" fo:text-align="start" style:justify-single-word="false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.1043in" fo:margin-bottom="0in" style:contextual-spacing="false" style:line-height-at-least="0.2083in" fo:text-align="start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margin-top="0.1043in" fo:margin-bottom="0in" style:contextual-spacing="false" fo:line-height="142%" fo:text-align="start" style:justify-single-word="false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8" style:family="paragraph" style:parent-style-name="Table_20_Contents">
      <style:paragraph-properties fo:margin-left="0in" fo:margin-right="0in" fo:margin-top="0.1043in" fo:margin-bottom="0in" style:contextual-spacing="false" fo:text-indent="0in" style:auto-text-indent="false"/>
    </style:style>
    <style:style style:name="P9" style:family="paragraph" style:parent-style-name="Table_20_Contents">
      <style:paragraph-properties fo:margin-left="0in" fo:margin-right="0in" fo:margin-top="0.1043in" fo:margin-bottom="0in" style:contextual-spacing="false" fo:text-align="start" style:justify-single-word="false" fo:text-indent="0in" style:auto-text-indent="false"/>
    </style:style>
    <style:style style:name="P10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0f0f0">
        <style:background-image/>
      </style:paragraph-properties>
    </style:style>
    <style:style style:name="P11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0f0f0">
        <style:background-image/>
      </style:paragraph-properties>
      <style:text-properties fo:color="#000000" fo:font-weight="bold"/>
    </style:style>
    <style:style style:name="P12" style:family="paragraph" style:parent-style-name="Table_20_Heading" style:list-style-name="L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/>
    </style:style>
    <style:style style:name="P13" style:family="paragraph" style:parent-style-name="Table_20_Heading" style:list-style-name="L2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4" style:family="paragraph" style:parent-style-name="Table_20_Heading">
      <style:paragraph-properties fo:margin-left="0in" fo:margin-right="0in" fo:margin-top="0.1043in" fo:margin-bottom="0in" style:contextual-spacing="false" fo:text-align="start" style:justify-single-word="false" fo:text-indent="0in" style:auto-text-indent="false" fo:background-color="#f0f0f0">
        <style:background-image/>
      </style:paragraph-properties>
      <style:text-properties fo:color="#000000" fo:font-weight="bold"/>
    </style:style>
    <style:style style:name="P15" style:family="paragraph" style:parent-style-name="Table_20_Heading">
      <style:paragraph-properties fo:margin-left="0in" fo:margin-right="0in" fo:margin-top="0.1043in" fo:margin-bottom="0in" style:contextual-spacing="false" fo:text-align="start" style:justify-single-word="false" fo:text-indent="0in" style:auto-text-indent="false" fo:background-color="#f0f0f0">
        <style:background-image/>
      </style:paragraph-properties>
    </style:style>
    <style:style style:name="P16" style:family="paragraph" style:parent-style-name="Table_20_Heading" style:list-style-name="L2">
      <style:paragraph-properties fo:margin-left="0in" fo:margin-right="0in" fo:margin-top="0.1043in" fo:margin-bottom="0in" style:contextual-spacing="false" fo:text-align="start" style:justify-single-word="false" fo:text-indent="0in" style:auto-text-indent="false" fo:padding="0in" fo:border="none"/>
      <style:text-properties fo:color="#000000" fo:font-weight="bold"/>
    </style:style>
    <style:style style:name="P17" style:family="paragraph" style:parent-style-name="Preformatted_20_Text">
      <style:paragraph-properties fo:margin-left="0in" fo:margin-right="0in" fo:margin-top="0.1043in" fo:margin-bottom="0in" style:contextual-spacing="false" style:line-height-at-least="0.2083in" fo:text-align="start" style:justify-single-word="false" fo:text-indent="0in" style:auto-text-indent="false"/>
      <style:text-properties fo:font-variant="normal" fo:text-transform="none" fo:color="#333333" fo:font-size="10.5pt" fo:letter-spacing="normal" fo:font-style="normal" fo:font-weight="normal"/>
    </style:style>
    <style:style style:name="P18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text-indent="0in" style:auto-text-indent="false"/>
      <style:text-properties fo:color="#000000" fo:font-weight="bold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0" style:family="paragraph" style:parent-style-name="Preformatted_20_Text">
      <style:paragraph-properties fo:margin-top="0in" fo:margin-bottom="0in" style:contextual-spacing="false" fo:text-align="start" style:justify-single-word="false"/>
    </style:style>
    <style:style style:name="P21" style:family="paragraph" style:parent-style-name="Preformatted_20_Text">
      <style:paragraph-properties fo:margin-top="0.1043in" fo:margin-bottom="0in" style:contextual-spacing="false" fo:text-align="start" style:justify-single-word="false"/>
      <style:text-properties fo:color="#000000" fo:font-weight="bold"/>
    </style:style>
    <style:style style:name="P22" style:family="paragraph" style:parent-style-name="Heading_20_4">
      <style:paragraph-properties fo:margin-left="0in" fo:margin-right="0in" fo:margin-top="0.2083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000000" style:font-name="Arial" fo:font-size="10.5pt" fo:letter-spacing="normal" fo:font-style="normal"/>
    </style:style>
    <style:style style:name="P23" style:family="paragraph" style:parent-style-name="Heading_20_4">
      <style:paragraph-properties fo:margin-left="0in" fo:margin-right="0in" fo:margin-top="0.1043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000000" style:font-name="Arial" fo:font-size="10.5pt" fo:letter-spacing="normal" fo:font-style="normal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" style:family="text">
      <style:text-properties fo:color="#000000" fo:font-weight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326ca6" style:text-line-through-style="none" style:text-underline-style="none" style:text-blinking="false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1-Veri Tipleri</text:span></text:span></text:p>
      <text:p text:style-name="P3">Pig de 4 tip veri vardır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Strong_20_Emphasis">A.DATA ATOM:</text:span> En basit ve en küçük veri tipidir. Default olarak Atomik veri tipi, String olarak depolanır. Ancak <text:span text:style-name="Strong_20_Emphasis">String</text:span> veya <text:span text:style-name="Strong_20_Emphasis">Sayısal </text:span>bir deger olabilir.</text:p>
            <text:p text:style-name="P9">Örnegin; <text:span text:style-name="Strong_20_Emphasis">'1.0'</text:span> veya <text:span text:style-name="Strong_20_Emphasis">'apache.org'</text:span> birer atomik veri tipleridir.</text:p>
            <text:p text:style-name="P9"><text:span text:style-name="Strong_20_Emphasis">B.TUPPLE: </text:span>Bir dizi field dan oluşan kayıt veri tipidir. Her field herhangi bir tipte olabilen(data atom, tuple or data bag) veri içerir. Tuple <text:span text:style-name="Strong_20_Emphasis">&lt;&gt; </text:span>işareti ile gösterilir.</text:p>
            <text:p text:style-name="P9">Örnegin: <text:span text:style-name="Strong_20_Emphasis">&lt;apache.org,1.0&gt;</text:span></text:p>
            <text:p text:style-name="P9"><text:bookmark text:name="line-18"/><text:span text:style-name="Strong_20_Emphasis">C.DATA BAG: </text:span>Bir grup<text:span text:style-name="Strong_20_Emphasis"> </text:span>Tuple bir araya gelerek DATA BAG oluşturur.(Data bag içerisinde aynı tupple den birden fazla olabilir-Duplicate veri olabilir-) Data Bag'i bir veri tabanı tablosu olarak düşünebiliriz. (Field lerin tipinin önemsenmediği-Schemeless ve her bir tupple in aynı sayıda field a sahip olması zorunlulugu olmadıgı düşünürsek).Data Bag<text:span text:style-name="Strong_20_Emphasis"> {}</text:span> ile gösterilir.</text:p>
            <text:p text:style-name="P9">Örnegin; {&lt;apache.org,1.0&gt;, &lt;flickr.com,0.8&gt;}</text:p>
            <text:p text:style-name="P9"><text:bookmark text:name="line-19"/><text:span text:style-name="Strong_20_Emphasis">D.DATA MAP: </text:span>Bir Data Map, Keyleri <text:span text:style-name="Strong_20_Emphasis">String</text:span> literal olmak zorunda oldugu ve valuesunun tipi ile ilgili bir kısıtlama bulunmayan veri tipidir. Bir HashMap olarak düşünürsek, <text:span text:style-name="Strong_20_Emphasis">HashMap&lt;String,X&gt;</text:span> burada X, 4 veri tipinden biri de olabilir. Map,<text:span text:style-name="Strong_20_Emphasis"> []</text:span> ile gösterilir ve key ve value birbirinden <text:span text:style-name="Strong_20_Emphasis">:</text:span> ile ayrılır.Ayrıca herbir key value çiftini <text:span text:style-name="Strong_20_Emphasis">;</text:span> birbirinden ayırır.</text:p>
            <text:p text:style-name="P9">Örnegin; [ 'apache' : &lt;'search', 'news'&gt; ; 'cnn' : 'news' ]</text:p>
            <text:p text:style-name="P9">Burada 'apache' key i 2 atomik elemana sahip bir ('search' ve 'news') bir tupple value ile eşlemişken, 'cnn' key i, 'news' atomik value ile eşlenmiştir.</text:p>
          </table:table-cell>
        </table:table-row>
      </table:table>
      <text:p text:style-name="P4"/>
      <text:p text:style-name="P4"><text:span text:style-name="Strong_20_Emphasis"><text:span text:style-name="T2">2-Veri Elemanları</text:span></text:span></text:p>
      <text:p text:style-name="P4"><text:bookmark text:name="line-24"/><text:bookmark text:name="line-25"/><text:span text:style-name="T1">Herhangi bir tipteki veri Pig üzerinde </text:span><text:span text:style-name="Strong_20_Emphasis"><text:span text:style-name="T1">Data Item</text:span></text:span><text:span text:style-name="T1"> olarak isimlendirilir.</text:span></text:p>
      <text:p text:style-name="P3">Örnek bir tupple kullancak olursak;</text:p>
      <text:p text:style-name="P17"><text:bookmark text:name="line-26"/><text:bookmark text:name="line-27"/><text:bookmark text:name="line-1"/>t = &lt; 1, {&lt;2,3&gt;,&lt;4,6&gt;,&lt;5,7&gt;}, ['apache':'search']&gt;</text:p>
      <text:p text:style-name="P4"><text:bookmark text:name="line-29"/><text:bookmark text:name="line-30"/><text:span text:style-name="T1">Örnekte; </text:span><text:span text:style-name="Strong_20_Emphasis"><text:span text:style-name="T1">t</text:span></text:span><text:span text:style-name="T1"> 3 field a sahiptir. Bu field ları </text:span><text:span text:style-name="Strong_20_Emphasis"><text:span text:style-name="T1">f1,f2,f3</text:span></text:span><text:span text:style-name="T1"> olarak düşünelim. f1 fieldi; 1 değerini içermektedir. f2 field i, içerisinde 3 tane tupple bulunan bir bag dir. f3 fieldi ise; 1 key den oluşan bir maptir.</text:span></text:p>
      <text:p text:style-name="P3">Tabloda veri tiplerine referans eden bir grup metod listelenmiştir.</text:p>
      <text:p text:style-name="P4"/>
      <text:p text:style-name="P1"><text:bookmark text:name="line-31"/><text:bookmark text:name="line-3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Veriye Referans eden Method</text:p>
          </table:table-cell>
          <table:table-cell table:style-name="Table2.A1" office:value-type="string">
            <text:p text:style-name="P7">Örnek</text:p>
          </table:table-cell>
          <table:table-cell table:style-name="Table2.A1" office:value-type="string">
            <text:p text:style-name="P7">Örnek t tupple ı üzerinden value</text:p>
          </table:table-cell>
          <table:table-cell table:style-name="Table2.A1" office:value-type="string">
            <text:p text:style-name="P7">Notlar</text:p>
          </table:table-cell>
        </table:table-row>
        <table:table-row>
          <table:table-cell table:style-name="Table2.A1" office:value-type="string">
            <text:p text:style-name="P7"><text:bookmark text:name="line-33"/><text:span text:style-name="Strong_20_Emphasis">Constant</text:span></text:p>
          </table:table-cell>
          <table:table-cell table:style-name="Table2.A1" office:value-type="string">
            <text:p text:style-name="P7"><text:span text:style-name="Strong_20_Emphasis">'1.0</text:span>', or <text:span text:style-name="Strong_20_Emphasis">'apache.org</text:span>', or <text:span text:style-name="Strong_20_Emphasis">'blah</text:span>'</text:p>
          </table:table-cell>
          <table:table-cell table:style-name="Table2.A1" office:value-type="string">
            <text:p text:style-name="P7">Value constant irrespective of 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7"><text:bookmark text:name="line-34"/><text:span text:style-name="Strong_20_Emphasis">Field referred to by position</text:span></text:p>
          </table:table-cell>
          <table:table-cell table:style-name="Table2.A1" office:value-type="string">
            <text:p text:style-name="P7"><text:span text:style-name="Strong_20_Emphasis">$0</text:span></text:p>
          </table:table-cell>
          <table:table-cell table:style-name="Table2.A1" office:value-type="string">
            <text:p text:style-name="P7">Data Atom '1'</text:p>
          </table:table-cell>
          <table:table-cell table:style-name="Table2.A1" office:value-type="string">
            <text:p text:style-name="P7"><text:span text:style-name="Strong_20_Emphasis">In Pig, positions start at 0 and not 1</text:span></text:p>
          </table:table-cell>
        </table:table-row>
        <table:table-row>
          <table:table-cell table:style-name="Table2.A1" office:value-type="string">
            <text:p text:style-name="P7"><text:bookmark text:name="line-35"/><text:span text:style-name="Strong_20_Emphasis">Field referred to by name</text:span></text:p>
          </table:table-cell>
          <table:table-cell table:style-name="Table2.A1" office:value-type="string">
            <text:p text:style-name="P7"><text:span text:style-name="Strong_20_Emphasis">f2</text:span></text:p>
          </table:table-cell>
          <table:table-cell table:style-name="Table2.A1" office:value-type="string">
            <text:p text:style-name="P7">Bag {&lt;2,3&gt;,&lt;4,6&gt;,&lt;5,7&gt;<text:soft-page-break/>}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7"><text:bookmark text:name="line-36"/><text:span text:style-name="Strong_20_Emphasis">Projection</text:span> of another data item</text:p>
          </table:table-cell>
          <table:table-cell table:style-name="Table2.A1" office:value-type="string">
            <text:p text:style-name="P7"><text:span text:style-name="Strong_20_Emphasis">f2.$0</text:span></text:p>
          </table:table-cell>
          <table:table-cell table:style-name="Table2.A1" office:value-type="string">
            <text:p text:style-name="P7">Bag {&lt;2&gt;,&lt;4&gt;,&lt;5&gt;} - the bag f2 projected to the first field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7"><text:bookmark text:name="line-37"/><text:span text:style-name="Strong_20_Emphasis">Map Lookup</text:span> against another data item</text:p>
          </table:table-cell>
          <table:table-cell table:style-name="Table2.A1" office:value-type="string">
            <text:p text:style-name="P7"><text:span text:style-name="Strong_20_Emphasis">f3#'apache</text:span>'</text:p>
          </table:table-cell>
          <table:table-cell table:style-name="Table2.A1" office:value-type="string">
            <text:p text:style-name="P7">Data Atom 'search'</text:p>
          </table:table-cell>
          <table:table-cell table:style-name="Table2.A1" office:value-type="string">
            <text:p text:style-name="P7">User's responsibility to ensure that a lookup is written only against a data map, otherwise a runtime error is thrown. If the key being looked up does not exist, a Data Atom with an empty string is returned.</text:p>
          </table:table-cell>
        </table:table-row>
        <table:table-row>
          <table:table-cell table:style-name="Table2.A1" office:value-type="string">
            <text:p text:style-name="P7"><text:bookmark text:name="line-38"/><text:span text:style-name="Strong_20_Emphasis">Function</text:span> applied to another data item</text:p>
          </table:table-cell>
          <table:table-cell table:style-name="Table2.A1" office:value-type="string">
            <text:p text:style-name="P7"><text:span text:style-name="Strong_20_Emphasis">SUM(f2.$0)</text:span></text:p>
          </table:table-cell>
          <table:table-cell table:style-name="Table2.A1" office:value-type="string">
            <text:p text:style-name="P7">2+4+5 = 11</text:p>
          </table:table-cell>
          <table:table-cell table:style-name="Table2.A1" office:value-type="string">
            <text:p text:style-name="P7">SUM is a builtin Pig function. See <text:a xlink:type="simple" xlink:href="http://wiki.apache.org/pig/PigFunctions"><text:span text:style-name="T5">PigFunctions</text:span></text:a> for how to write your own functions</text:p>
          </table:table-cell>
        </table:table-row>
        <table:table-row>
          <table:table-cell table:style-name="Table2.A1" office:value-type="string">
            <text:p text:style-name="P7"><text:bookmark text:name="line-39"/><text:span text:style-name="Strong_20_Emphasis">Infix Expression</text:span> of other data items</text:p>
          </table:table-cell>
          <table:table-cell table:style-name="Table2.A1" office:value-type="string">
            <text:p text:style-name="P7"><text:span text:style-name="Strong_20_Emphasis">COUNT(f2) + f1 / '2.0</text:span>'</text:p>
          </table:table-cell>
          <table:table-cell table:style-name="Table2.A1" office:value-type="string">
            <text:p text:style-name="P7">3 + 1 / 2.0 = 3.5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7"><text:bookmark text:name="line-40"/><text:span text:style-name="Strong_20_Emphasis">Bincond</text:span>, i.e., the value of the data item is chosen according to some condition</text:p>
          </table:table-cell>
          <table:table-cell table:style-name="Table2.A1" office:value-type="string">
            <text:p text:style-name="P7"><text:span text:style-name="Strong_20_Emphasis">(f1 = = '1' ? '2' : COUNT(f2))</text:span></text:p>
          </table:table-cell>
          <table:table-cell table:style-name="Table2.A1" office:value-type="string">
            <text:p text:style-name="P7">'2' since f1=='1' is true. If f1 were != '1', then the value of this data item for t would be COUNT(f2)=3</text:p>
          </table:table-cell>
          <table:table-cell table:style-name="Table2.A1" office:value-type="string">
            <text:p text:style-name="P7">See <text:a xlink:type="simple" xlink:href="http://wiki.apache.org/pig/PigLatin#Specifying_Conditions"><text:span text:style-name="T5">Conditions</text:span></text:a> for what the format of the condition in the bincond can be</text:p>
          </table:table-cell>
        </table:table-row>
      </table:table>
      <text:p text:style-name="P4"><text:span text:style-name="Strong_20_Emphasis"><text:span text:style-name="T2">3-Pig Latin İfadeleri(Statements)</text:span></text:span></text:p>
      <text:p text:style-name="P4"><text:bookmark text:name="line-44"/><text:bookmark text:name="line-45"/><text:bookmark text:name="line-46"/><text:bookmark text:name="line-47"/><text:span text:style-name="T1">Bir pig latin ifadesi, İlişki(</text:span><text:span text:style-name="Strong_20_Emphasis"><text:span text:style-name="T1">Relation</text:span></text:span><text:span text:style-name="T1">) oluşturan bir komuttur. İlişkinin sonucunda DATA BAG lerden oluşan bir yapı ortaya çıkar ve bu toplulugun isimlendirilmesi ilişki olarak adladnırılır. Bu isimlendirmeyle verilmiş isime ise </text:span><text:span text:style-name="Strong_20_Emphasis"><text:span text:style-name="T1">alias </text:span></text:span><text:span text:style-name="T1">denir. En basit Pig Latin ifadesi </text:span><text:span text:style-name="Strong_20_Emphasis"><text:span text:style-name="T1">LOAD </text:span></text:span><text:span text:style-name="T1">dır. LOAD ile Dosya sistemi üzerindeki bir dosyadan bir ilişki okunabilir. Diğer Pig latin ifadeleri bir veya daha fazla ilişkiyi girdi olarak alır, işler ve sonuç olarak yenir ilişki çıkarabilirler. </text:span></text:p>
      <text:list xml:id="list1085219512480478265" text:style-name="L1">
        <text:list-item>
          <text:p text:style-name="P5"><text:bookmark text:name="line-48"/><text:span text:style-name="T1">pig komutları ; ile sonlamak </text:span><text:span text:style-name="Strong_20_Emphasis"><text:span text:style-name="T1">zorundadır</text:span></text:span><text:span text:style-name="T1">.</text:span></text:p>
        </text:list-item>
      </text:list>
      <text:p text:style-name="P3">Örn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text:bookmark text:name="line-2"/>grunt&gt; A = load 'mydata' using PigStorage() as (a, b, c);</text:p>
            <text:p text:style-name="P20"><text:bookmark text:name="line-3"/>grunt&gt;B = group A by a;</text:p>
            <text:p text:style-name="P20"><text:bookmark text:name="line-4"/>grunt&gt; C = foreach B {</text:p>
            <text:p text:style-name="P20"><text:bookmark text:name="line-5"/>D = distinct A.b;</text:p>
            <text:p text:style-name="P20"><text:bookmark text:name="line-6"/>generate flatten(group), COUNT(D);</text:p>
            <text:p text:style-name="P20"><text:bookmark text:name="line-7"/>}</text:p>
            <text:p text:style-name="P20">grunt&gt; </text:p>
          </table:table-cell>
        </table:table-row>
      </table:table>
      <text:h text:style-name="P22" text:outline-level="4">a. LOAD: Bir dosyadan veri yükleme</text:h>
      <text:p text:style-name="P4"><text:span text:style-name="T1">Herhangi bir işlem yapmadan önce, verini yüklenmesi gerekmektedir.Bu işlem LOAD ifadesi yardımıyla yapılmaktadır. Tab larla birbirinden ayrılmış verilerin bulunduğu </text:span><text:span text:style-name="Strong_20_Emphasis"><text:span text:style-name="T1">“myfile.txt”</text:span></text:span><text:span text:style-name="T1"> adında bir dökümanımız olsun.</text:span></text:p>
      <text:p text:style-name="P3"><text:soft-page-break/>myfile.txt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1 <text:s text:c="3"/>2 <text:s text:c="3"/>3</text:p>
            <text:p text:style-name="P20"><text:bookmark text:name="line-2-1"/>4 <text:s text:c="3"/>2 <text:s text:c="3"/>1</text:p>
            <text:p text:style-name="P20"><text:bookmark text:name="line-3-1"/>8 <text:s text:c="3"/>3 <text:s text:c="3"/>4</text:p>
            <text:p text:style-name="P20"><text:bookmark text:name="line-4-1"/>4 <text:s text:c="3"/>3 <text:s text:c="3"/>3</text:p>
            <text:p text:style-name="P20"><text:bookmark text:name="line-5-1"/>7 <text:s text:c="3"/>2 <text:s text:c="3"/>5</text:p>
            <text:p text:style-name="P20"><text:bookmark text:name="line-6-1"/>8 <text:s text:c="3"/>4 <text:s text:c="3"/>3</text:p>
          </table:table-cell>
        </table:table-row>
      </table:table>
      <text:p text:style-name="P3"><text:line-break/>f1,f2,f 3 olarak adlandıracagımız, 3 field ımızın oldugunu varsayalım. Bu şekilde ilişkisel olarak veriyi yüklemek için;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9">A = LOAD 'myfile.txt' USING PigStorage('\t') AS (f1,f2,f3);</text:p>
          </table:table-cell>
        </table:table-row>
      </table:table>
      <text:p text:style-name="P3">komutu kullanılır. Burada PigStorage olarak adlandırılan “storage function” Dosya üzerindeki ilişkisel yapıya göre dosyanın parçalanmasından sorumludur.(Örnegin tablara göre.)</text:p>
      <text:p text:style-name="P3"><text:bookmark text:name="line-84"/><text:bookmark text:name="line-85"/>Sonuç(bir ilişki) sonraki aşamalarda kullanabilmek adına "A" alias ına referans edilmiştir. Bu şekilde "myfile.txt" den load edilen veri A kullanılarak çagırılabilecektir.</text:p>
      <text:p text:style-name="P3">A nın içerisindeki veri aşagıdaki formatta olacaktır.(Tupple lardan oluşan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9">&lt;1, 2, 3&gt;</text:p>
            <text:p text:style-name="P20"><text:bookmark text:name="line-2-2"/>&lt;4, 2, 1&gt;</text:p>
            <text:p text:style-name="P20"><text:bookmark text:name="line-3-2"/>&lt;8, 3, 4&gt;</text:p>
            <text:p text:style-name="P20"><text:bookmark text:name="line-4-2"/>&lt;4, 3, 3&gt;</text:p>
            <text:p text:style-name="P20"><text:bookmark text:name="line-5-2"/>&lt;7, 2, 5&gt;</text:p>
            <text:p text:style-name="P20"><text:bookmark text:name="line-6-2"/>&lt;8, 4, 3&gt;</text:p>
          </table:table-cell>
        </table:table-row>
      </table:table>
      <text:p text:style-name="P4"><text:span text:style-name="Strong_20_Emphasis"><text:span text:style-name="T2">b.FILTER: İlgilenmediğimiz verileri elem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9">Y = FILTER A BY f1 == '8';</text:p>
          </table:table-cell>
        </table:table-row>
      </table:table>
      <text:p text:style-name="P3">Komutunun Sonucu olarak</text:p>
      <text:p text:style-name="P3">Y =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9">&lt;8, 3, 4&gt;</text:p>
            <text:p text:style-name="P20"><text:bookmark text:name="line-2-3"/>&lt;8, 4, 3&gt;</text:p>
          </table:table-cell>
        </table:table-row>
      </table:table>
      <text:p text:style-name="P4"/>
      <text:p text:style-name="P4"/>
      <text:p text:style-name="P4"/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10"><text:span text:style-name="Strong_20_Emphasis"><text:span text:style-name="T3">FİTRE İÇİN ŞART BELİRLEME:</text:span></text:span></text:p>
            <text:p text:style-name="P15"><text:span text:style-name="T3">Şart Belirilenirken, </text:span><text:span text:style-name="Emphasis"><text:span text:style-name="T3">BY</text:span></text:span><text:span text:style-name="T3"> keywordunun ardından verilir.</text:span></text:p>
            <text:p text:style-name="P14">Atomik Şartlar belirlemede:</text:p>
            <text:p text:style-name="P15"><text:span text:style-name="Strong_20_Emphasis"><text:span text:style-name="T3">1.AND, OR ve NOT</text:span></text:span><text:span text:style-name="T3"> kullanılabilir.</text:span></text:p>
            <text:p text:style-name="P15"><text:span text:style-name="Strong_20_Emphasis"><text:span text:style-name="T3">2.</text:span></text:span><text:span text:style-name="T3">Herbir ataomik şart aşağıdaki formattada olabilir.</text:span></text:p>
            <text:p text:style-name="P14">&amp;lt;Data Item&amp;gt;&amp;lt;compOp&amp;gt;&amp;lt;DataItem&amp;gt;</text:p>
            <text:p text:style-name="P15"><text:bookmark text:name="line-128"/><text:span text:style-name="Strong_20_Emphasis"><text:span text:style-name="T3">3.</text:span></text:span><text:span text:style-name="T3">Yine aynı şekilde karşılaştırma operatorlerinden biriside kullanılabilir.</text:span></text:p>
            <text:list xml:id="list4461481262448551930" text:style-name="L2">
              <text:list-item>
                <text:p text:style-name="P13"><text:span text:style-name="Strong_20_Emphasis"><text:span text:style-name="T3">==, &lt;nop&gt;!=, &gt;, &gt;=, &lt;, yada &lt;=</text:span></text:span><text:span text:style-name="T3"> Bu operatoler yanlızca sayısal ifadeler için kullanılabilir.</text:span></text:p>
              </text:list-item>
              <text:list-item>
                <text:p text:style-name="P12"><text:bookmark text:name="line-130"/> <text:span text:style-name="T6">EGER BU OPERATORLER SAYISAL OLAMAYAN TİPLER İÇİNDE KULLANILMAK İSTENİRSE RUNTİME ERROR ALINACAKTIR.</text:span></text:p>
              </text:list-item>
              <text:list-item>
                <text:p text:style-name="P13"><text:bookmark text:name="line-131"/><text:span text:style-name="Strong_20_Emphasis"><text:span text:style-name="T3">eq, neq, gt, gte, lt, or lte</text:span></text:span><text:span text:style-name="T3"> String karşılaştırmaları için kullanılırlar.</text:span></text:p>
              </text:list-item>
              <text:list-item>
                <text:p text:style-name="P13"><text:span text:style-name="Strong_20_Emphasis"><text:span text:style-name="T3">matches</text:span></text:span><text:span text:style-name="T3"> Regular Expression eşlemeleri için kullanılır.</text:span></text:p>
                <text:p text:style-name="P16"><text:bookmark text:name="line-132"/><text:bookmark text:name="line-133"/>ÖRN: $0 matches '.*apache.*'</text:p>
              </text:list-item>
            </text:list>
          </table:table-cell>
        </table:table-row>
      </table:table>
      <text:p text:style-name="P3">ÖRNEK FİTRE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">Y = FILTER A BY (f1 == '8') OR (NOT (f2+f3 &gt; f1));</text:p>
          </table:table-cell>
        </table:table-row>
      </table:table>
      <text:p text:style-name="P4"><text:span text:style-name="T1"><text:line-break/></text:span><text:span text:style-name="Strong_20_Emphasis"><text:span text:style-name="T1">Not:</text:span></text:span><text:span text:style-name="T1"> Bütün kolonların fitreden geçmesini istemiyorsak, Yani belirli bir grup kolon yada field üzerinde çalışacaksak </text:span><text:span text:style-name="Strong_20_Emphasis"><text:span text:style-name="T1">FİLTRE YERİNE FOREACH</text:span></text:span><text:span text:style-name="T1"> kullanılmalıdır.</text:span></text:p>
      <text:h text:style-name="P22" text:outline-level="4">c.COGROUP: Birbiri ile ilişkili verileri getirme</text:h>
      <text:p text:style-name="P3">Belirli bir özelligi göre A nın tupple larını gruplamak istersek, Bir field a göre belirli bir özelliği seçilecek işlem yapılabilir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X = GROUP A BY f1;</text:p>
            <text:p text:style-name="P20"><text:bookmark text:name="line-2-4"/>X = GROUP A BY (f1, f2 ..);</text:p>
          </table:table-cell>
        </table:table-row>
      </table:table>
      <text:p text:style-name="P3">Sonuç, herbir grup içerisindeki bir tuple içeren bir grup ifadesidir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9">&lt;1, {&lt;1, 2, 3&gt;}&gt;</text:p>
            <text:p text:style-name="P20"><text:bookmark text:name="line-2-5"/>&lt;4, {&lt;4, 2, 1&gt;, &lt;4, 3, 3&gt;}&gt;</text:p>
            <text:p text:style-name="P20"><text:bookmark text:name="line-3-3"/>&lt;7, {&lt;7, 2, 5&gt;}&gt;</text:p>
            <text:p text:style-name="P20"><text:bookmark text:name="line-4-3"/>&lt;8, {&lt;8, 3, 4&gt;, &lt;8, 4, 3&gt;}&gt;</text:p>
          </table:table-cell>
        </table:table-row>
      </table:table>
      <text:p text:style-name="P3">Örnegin; </text:p>
      <text:p text:style-name="P3">B adında başka bir ilişkisel yapımız oldugunu düşünelim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9">&lt;2, 4&gt;</text:p>
            <text:p text:style-name="P20"><text:bookmark text:name="line-2-6"/>&lt;8, 9&gt;</text:p>
            <text:p text:style-name="P20"><text:bookmark text:name="line-3-4"/>&lt;1, 3&gt;</text:p>
            <text:p text:style-name="P20"><text:bookmark text:name="line-4-4"/>&lt;2, 7&gt;</text:p>
            <text:p text:style-name="P20"><text:bookmark text:name="line-5-3"/><text:soft-page-break/>&lt;2, 9&gt;</text:p>
            <text:p text:style-name="P20"><text:bookmark text:name="line-6-3"/>&lt;4, 6&gt;</text:p>
            <text:p text:style-name="P20"><text:bookmark text:name="line-7-1"/>&lt;4, 9&gt;</text:p>
          </table:table-cell>
        </table:table-row>
      </table:table>
      <text:p text:style-name="P3">A yı hatırlarsak;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1, 2, 3&gt;</text:p>
            <text:p text:style-name="P20"><text:bookmark text:name="line-2-21"/>&lt;4, 2, 1&gt;</text:p>
            <text:p text:style-name="P20"><text:bookmark text:name="line-3-21"/>&lt;8, 3, 4&gt;</text:p>
            <text:p text:style-name="P20"><text:bookmark text:name="line-4-21"/>&lt;4, 3, 3&gt;</text:p>
            <text:p text:style-name="P20"><text:bookmark text:name="line-5-21"/>&lt;7, 2, 5&gt;</text:p>
            <text:p text:style-name="P20">&lt;8, 4, 3&gt;</text:p>
          </table:table-cell>
        </table:table-row>
      </table:table>
      <text:p text:style-name="P3"><text:line-break/>A ve B Co-group yapılabilir.Yani bunun anlamı aslında JOİN işlemidir. (A dan ve B den gelen tupple lar Joinle birleştirilir.)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C=COGROUP A BY f1, B BY $0;</text:p>
          </table:table-cell>
        </table:table-row>
      </table:table>
      <text:p text:style-name="P3">Sonuc C=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9">&lt;1, {&lt;1, 2, 3&gt;}, {&lt;1, 3&gt;}&gt;</text:p>
            <text:p text:style-name="P20"><text:bookmark text:name="line-2-8"/>&lt;4, {&lt;4, 2, 1&gt;, &lt;4, 3, 3&gt;}, {&lt;4, 6&gt;, &lt;4, 9&gt;}&gt;</text:p>
            <text:p text:style-name="P20"><text:bookmark text:name="line-3-6"/>&lt;8, {&lt;8, 3, 4&gt;, &lt;8, 4, 3&gt;}, {&lt;8, 9&gt;}&gt;</text:p>
          </table:table-cell>
        </table:table-row>
      </table:table>
      <text:p text:style-name="P4"/>
      <text:p text:style-name="P3">ÖRNEGİN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">grunt&gt; cat a <text:s text:c="7"/></text:p>
            <text:p text:style-name="P20"><text:bookmark text:name="line-2-9"/>r1 <text:s text:c="5"/>1 <text:s text:c="6"/>2</text:p>
            <text:p text:style-name="P20"><text:bookmark text:name="line-3-7"/>r2 <text:s text:c="5"/>2 <text:s text:c="6"/>1</text:p>
            <text:p text:style-name="P20"><text:bookmark text:name="line-4-6"/>r3 <text:s text:c="5"/>2 <text:s text:c="6"/>8</text:p>
            <text:p text:style-name="P20"><text:bookmark text:name="line-5-5"/>r4 <text:s text:c="5"/>4 <text:s text:c="6"/>4</text:p>
            <text:p text:style-name="P20"><text:bookmark text:name="line-6-4"/>grunt&gt; a = load 'a';</text:p>
            <text:p text:style-name="P20"><text:bookmark text:name="line-7-2"/>grunt&gt; b = group a by $1*$2;</text:p>
            <text:p text:style-name="P20"><text:bookmark text:name="line-8-1"/>grunt&gt; dump b;</text:p>
            <text:p text:style-name="P20"><text:bookmark text:name="line-9"/></text:p>
            <text:p text:style-name="P20"><text:bookmark text:name="line-10"/>------ MapReduce Job -----</text:p>
            <text:p text:style-name="P20"><text:bookmark text:name="line-11"/>Input: [/user/utkarsh/a:org.apache.pig.builtin.PigStorage()]</text:p>
            <text:p text:style-name="P20"><text:bookmark text:name="line-12"/>Map: [[*]]</text:p>
            <text:p text:style-name="P20"><text:bookmark text:name="line-13"/>Group: [GENERATE {[org.apache.pig.impl.builtin.MULTIPLY(GENERATE {[PROJECT</text:p>
            <text:p text:style-name="P20"><text:bookmark text:name="line-14"/>$1],[PROJECT $2]})],[*]}]</text:p>
            <text:p text:style-name="P20"><text:bookmark text:name="line-15"/>Combine: null</text:p>
            <text:p text:style-name="P20"><text:bookmark text:name="line-16"/>Reduce: null</text:p>
            <text:p text:style-name="P20"><text:bookmark text:name="line-17"/>Output: /tmp/temp1762405695/tmp1820603819:org.apache.pig.builtin.BinStorage</text:p>
            <text:p text:style-name="P20"><text:bookmark text:name="line-181"/>Split: null</text:p>
            <text:p text:style-name="P20"><text:bookmark text:name="line-191"/>Map parallelism: -1</text:p>
            <text:p text:style-name="P20"><text:bookmark text:name="line-20"/><text:soft-page-break/>Reduce parallelism: -1</text:p>
            <text:p text:style-name="P20"><text:bookmark text:name="line-21"/>Job jar size = 399671</text:p>
            <text:p text:style-name="P20"><text:bookmark text:name="line-22"/>Pig progress = 0%</text:p>
            <text:p text:style-name="P20"><text:bookmark text:name="line-23"/>Pig progress = 50%</text:p>
            <text:p text:style-name="P20"><text:bookmark text:name="line-241"/>Pig progress = 100%</text:p>
            <text:p text:style-name="P20"><text:bookmark text:name="line-251"/>(2.0, {(r1, 1, 2), (r2, 2, 1)})</text:p>
            <text:p text:style-name="P20"><text:bookmark text:name="line-261"/>(16.0, {(r3, 2, 8), (r4, 4, 4)})</text:p>
            <text:p text:style-name="P20"><text:bookmark text:name="line-271"/>grunt&gt; </text:p>
            <text:p text:style-name="P8"/>
          </table:table-cell>
        </table:table-row>
      </table:table>
      <text:p text:style-name="P4"><text:span text:style-name="Strong_20_Emphasis"><text:span text:style-name="T2">d.FOREACH ... GENERATE:</text:span></text:span></text:p>
      <text:p text:style-name="P3">Bu ifade veriden başka veriler üretecek şekilde dönüşüm sağlar. Yani, yeni veri elemanları üretmemizi sağlar.</text:p>
      <text:p text:style-name="P3">&lt;output-alias&gt;=FOREACH &lt;input-alias&gt; GENERATE &lt;data-item 1&gt;, &lt;data-item 2&gt;,...;</text:p>
      <text:p text:style-name="P3"><text:bookmark text:name="line-256"/><text:bookmark text:name="line-257"/>Input alias ı içerisindeki herbir tuple işeme sokularak oluşturulan sonuçlar output aliasının içerisine yerleştirilir.</text:p>
      <text:h text:style-name="P22" text:outline-level="4"><text:bookmark text:name="Projection"/><text:bookmark text:name="line-258"/><text:bookmark text:name="Projection-1"/>e.Projection</text:h>
      <text:p text:style-name="P3"><text:bookmark text:name="line-2611"/><text:bookmark text:name="line-262"/>Bir ilişkideki kolonların bir alt kümesini seçmek için kullanılır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9">X = FOREACH A GENERATE f1, f2;</text:p>
          </table:table-cell>
        </table:table-row>
      </table:table>
      <text:p text:style-name="P3">X, A dan gelen tuple lar içermektedir(herbir tuple da verilen 1. ve 2. fieldları alan tuple lar).</text:p>
      <text:p text:style-name="P3">Sonuc X =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1, 2&gt;</text:p>
            <text:p text:style-name="P20"><text:bookmark text:name="line-2-10"/>&lt;4, 2&gt;</text:p>
            <text:p text:style-name="P20"><text:bookmark text:name="line-3-8"/>&lt;8, 3&gt;</text:p>
            <text:p text:style-name="P20"><text:bookmark text:name="line-4-7"/>&lt;4, 3&gt;</text:p>
            <text:p text:style-name="P20"><text:bookmark text:name="line-5-6"/>&lt;7, 2&gt;</text:p>
            <text:p text:style-name="P20">&lt;8, 4&gt;</text:p>
          </table:table-cell>
        </table:table-row>
      </table:table>
      <text:p text:style-name="P3"><text:bookmark text:name="line-267"/><text:bookmark text:name="line-268"/><text:line-break/>Projection ile oluşturulan elemanlara sonradan kullanmak üzere “as &lt;alias&gt;” kullanıarak alias tanımlanabilir.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9">X = FOREACH A GENERATE f1+f2 as sumf1f2;</text:p>
            <text:p text:style-name="P20">Y = FILTER X by sumf1f2 &gt; '5';</text:p>
          </table:table-cell>
        </table:table-row>
      </table:table>
      <text:p text:style-name="P3"><text:line-break/>SQL de oldugu gibi, asterisk (*) bütün kolonları işaret etmenin kısa yoludur.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9">X = FOREACH A GENERATE *;</text:p>
          </table:table-cell>
        </table:table-row>
      </table:table>
      <text:p text:style-name="P3">yukardaki ifade ile aslında X, A nin aynısıdır denmektir.</text:p>
      <text:p text:style-name="P4"><text:bookmark text:name="Nested_projection-1"/><text:soft-page-break/><text:span text:style-name="Strong_20_Emphasis"><text:span text:style-name="T1">f.Nested projection</text:span></text:span></text:p>
      <text:p text:style-name="P3"><text:bookmark text:name="line-294"/><text:bookmark text:name="line-295"/>Eger girdimizin içerisindeki bir field atomik değilse, bu durumda nested projection kullanılır.</text:p>
      <text:p text:style-name="P3"><text:bookmark text:name="line-296"/><text:bookmark text:name="line-297"/>Örnegin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9">FOREACH C GENERATE group, B.$1;</text:p>
          </table:table-cell>
        </table:table-row>
      </table:table>
      <text:p text:style-name="P3">Sonuc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9">&lt;1, {&lt;3&gt;}&gt;</text:p>
            <text:p text:style-name="P20"><text:bookmark text:name="line-2-12"/>&lt;4, {&lt;6&gt;, &lt;9&gt;}&gt;</text:p>
            <text:p text:style-name="P20">&lt;8, {&lt;9&gt;}&gt;</text:p>
          </table:table-cell>
        </table:table-row>
      </table:table>
      <text:p text:style-name="P3">Örnegin: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9">FOREACH C GENERATE group, A.(f1, f2);</text:p>
          </table:table-cell>
        </table:table-row>
      </table:table>
      <text:p text:style-name="P3">Sonuc: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9">&lt;1, {&lt;1, 2&gt;}&gt;</text:p>
            <text:p text:style-name="P20"><text:bookmark text:name="line-2-13"/>&lt;4, {&lt;4, 2&gt;, &lt;4, 3&gt;}&gt;</text:p>
            <text:p text:style-name="P20">&lt;8, {&lt;8, 3&gt;, &lt;8, 4&gt;}&gt;</text:p>
          </table:table-cell>
        </table:table-row>
      </table:table>
      <text:p text:style-name="P4"><text:bookmark text:name="line-316"/><text:bookmark text:name="line-317"/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0"><text:span text:style-name="Strong_20_Emphasis"><text:span text:style-name="T3">FONKSİYONLARIN KULLANIMI</text:span></text:span></text:p>
            <text:p text:style-name="P14">Pig de kullanabileceğimiz bir grup fonksiyonda hazır olarak gelmektedir.</text:p>
            <text:p text:style-name="P14">FOREACH C GENERATE group, SUM(A.f1);</text:p>
            <text:p text:style-name="P14">Sonuç:</text:p>
            <text:p text:style-name="P18">&lt;1, 1&gt;</text:p>
            <text:p text:style-name="P21"><text:bookmark text:name="line-2-14"/>&lt;4, 8&gt;</text:p>
            <text:p text:style-name="P21"><text:bookmark text:name="line-3-11"/>&lt;8, 16&gt;</text:p>
            <text:p text:style-name="P14">NOT:BÜTÜN PİG FONKSİYONLARI(Built-in) case-senstive dir.</text:p>
          </table:table-cell>
        </table:table-row>
      </table:table>
      <text:p text:style-name="P4"/>
      <text:p text:style-name="P4"><text:bookmark text:name="Flattening-1"/><text:span text:style-name="Strong_20_Emphasis"><text:span text:style-name="T1">g.Flattening</text:span></text:span></text:p>
      <text:p text:style-name="P3">Nested olarak tanımlanan yapıyı elemine etmek için kullanılır.</text:p>
      <text:p text:style-name="P3">Örn1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9">FOREACH C GENERATE group, FLATTEN(A)</text:p>
          </table:table-cell>
        </table:table-row>
      </table:table>
      <text:p text:style-name="P3">Sonuç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9">&lt;1, 1, 2, 3&gt;</text:p>
            <text:p text:style-name="P20"><text:bookmark text:name="line-2-15"/>&lt;4, 4, 2, 1&gt;</text:p>
            <text:p text:style-name="P20"><text:bookmark text:name="line-3-12"/><text:soft-page-break/>&lt;4, 4, 3, 3&gt;</text:p>
            <text:p text:style-name="P20"><text:bookmark text:name="line-4-8"/>&lt;8, 8, 3, 4&gt;</text:p>
            <text:p text:style-name="P20"><text:bookmark text:name="line-5-7"/>&lt;8, 8, 4, 3&gt;</text:p>
          </table:table-cell>
        </table:table-row>
      </table:table>
      <text:p text:style-name="P3">Örn2: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9">FOREACH C GENERATE group, FLATTEN(A.f3);</text:p>
          </table:table-cell>
        </table:table-row>
      </table:table>
      <text:p text:style-name="P3">Sonuç: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9">&lt;1, 3&gt;</text:p>
            <text:p text:style-name="P20"><text:bookmark text:name="line-2-16"/>&lt;4, 1&gt;</text:p>
            <text:p text:style-name="P20"><text:bookmark text:name="line-3-13"/>&lt;4, 3&gt;</text:p>
            <text:p text:style-name="P20"><text:bookmark text:name="line-4-9"/>&lt;8, 4&gt;</text:p>
            <text:p text:style-name="P20"><text:bookmark text:name="line-5-8"/>&lt;8, 3&gt;</text:p>
          </table:table-cell>
        </table:table-row>
      </table:table>
      <text:p text:style-name="P3">Örn3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9">FOREACH C GENERATE flatten(A.(f1, f2)), flatten(B.$1);</text:p>
          </table:table-cell>
        </table:table-row>
      </table:table>
      <text:p text:style-name="P3">Sonuç: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9">&lt;1, 2, 3&gt;</text:p>
            <text:p text:style-name="P20"><text:bookmark text:name="line-2-17"/>&lt;4, 2, 6&gt;</text:p>
            <text:p text:style-name="P20"><text:bookmark text:name="line-3-14"/>&lt;4, 3, 6&gt;</text:p>
            <text:p text:style-name="P20"><text:bookmark text:name="line-4-10"/>&lt;4, 2, 9&gt;</text:p>
            <text:p text:style-name="P20"><text:bookmark text:name="line-5-9"/>&lt;4, 3, 9&gt;</text:p>
            <text:p text:style-name="P20"><text:bookmark text:name="line-6-6"/>&lt;8, 3, 9&gt;</text:p>
            <text:p text:style-name="P20"><text:bookmark text:name="line-7-3"/>&lt;8, 4, 9&gt;</text:p>
          </table:table-cell>
        </table:table-row>
      </table:table>
      <text:p text:style-name="P6"><text:span text:style-name="Strong_20_Emphasis"><text:span text:style-name="T1">h.Joining</text:span></text:span></text:p>
      <text:p text:style-name="P4"><text:span text:style-name="Strong_20_Emphasis"><text:span text:style-name="T1">Örnegin; A</text:span></text:span><text:span text:style-name="T1"> ve </text:span><text:span text:style-name="Strong_20_Emphasis"><text:span text:style-name="T1">B </text:span></text:span><text:span text:style-name="T1">nin </text:span><text:span text:style-name="Strong_20_Emphasis"><text:span text:style-name="T1">0. </text:span></text:span><text:span text:style-name="T1">kolonlarını join ile birleştirmek için: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9">JOIN A BY $0, B BY $0;</text:p>
          </table:table-cell>
        </table:table-row>
      </table:table>
      <text:p text:style-name="P3">Şeklinde Kullanılır. Yukardaki ifade aslında;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9">X = COGROUP A BY $0 INNER, B BY $0 INNER;</text:p>
            <text:p text:style-name="P20"><text:bookmark text:name="line-2-18"/>FOREACH X GENERATE FLATTEN(A), FLATTEN(B);</text:p>
          </table:table-cell>
        </table:table-row>
      </table:table>
      <text:p text:style-name="P3">a eşittir.</text:p>
      <text:p text:style-name="P3"><text:soft-page-break/>Sonuç olarak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9">&lt;1, 2, 3, 1, 3&gt;</text:p>
            <text:p text:style-name="P20"><text:bookmark text:name="line-2-19"/>&lt;4, 2, 1, 4, 6&gt;</text:p>
            <text:p text:style-name="P20"><text:bookmark text:name="line-3-15"/>&lt;4, 3, 3, 4, 6&gt;</text:p>
            <text:p text:style-name="P20"><text:bookmark text:name="line-4-11"/>&lt;4, 2, 1, 4, 9&gt;</text:p>
            <text:p text:style-name="P20"><text:bookmark text:name="line-5-10"/>&lt;4, 3, 3, 4, 9&gt;</text:p>
            <text:p text:style-name="P20"><text:bookmark text:name="line-6-7"/>&lt;8, 3, 4, 8, 9&gt;</text:p>
            <text:p text:style-name="P20"><text:bookmark text:name="line-7-4"/>&lt;8, 4, 3, 8, 9&gt;</text:p>
          </table:table-cell>
        </table:table-row>
      </table:table>
      <text:h text:style-name="P22" text:outline-level="4">ı.ORDER: Bazı field lara göre veriyi sıralama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9">X = ORDER A BY $2;</text:p>
          </table:table-cell>
        </table:table-row>
      </table:table>
      <text:p text:style-name="P3">Sonuç olarak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9">&lt;4, 2, 1&gt;</text:p>
            <text:p text:style-name="P20"><text:bookmark text:name="line-2-20"/>&lt;1, 2, 3&gt;</text:p>
            <text:p text:style-name="P20"><text:bookmark text:name="line-3-16"/>&lt;4, 3, 3&gt;</text:p>
            <text:p text:style-name="P20"><text:bookmark text:name="line-4-12"/>&lt;8, 4, 3&gt;</text:p>
            <text:p text:style-name="P20"><text:bookmark text:name="line-5-11"/>&lt;8, 3, 4&gt;</text:p>
            <text:p text:style-name="P20"><text:bookmark text:name="line-6-8"/>&lt;7, 2, 5&gt;</text:p>
            <text:p text:style-name="P8"/>
          </table:table-cell>
        </table:table-row>
      </table:table>
      <text:p text:style-name="P4"><text:span text:style-name="Strong_20_Emphasis"><text:span text:style-name="T2">i.DISTINCT: Aynı elemandan birden fazla bulunmasını önleme</text:span></text:span></text:p>
      <text:p text:style-name="P3">İlk olarak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9">X = FOREACH A GENERATE $2;</text:p>
          </table:table-cell>
        </table:table-row>
      </table:table>
      <text:p text:style-name="P3">komutunu girmiş olalım. Sonuç;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9">&lt;3&gt;</text:p>
            <text:p text:style-name="P20"><text:bookmark text:name="line-2-211"/>&lt;1&gt;</text:p>
            <text:p text:style-name="P20"><text:bookmark text:name="line-3-17"/>&lt;4&gt;</text:p>
            <text:p text:style-name="P20"><text:bookmark text:name="line-4-13"/>&lt;3&gt;</text:p>
            <text:p text:style-name="P20"><text:bookmark text:name="line-5-12"/>&lt;5<text:soft-page-break/>&gt;</text:p>
            <text:p text:style-name="P20"><text:bookmark text:name="line-6-9"/>&lt;3&gt;</text:p>
          </table:table-cell>
        </table:table-row>
      </table:table>
      <text:p text:style-name="P3">şeklinde olacaktır.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9">Y = DISTINCT X;</text:p>
          </table:table-cell>
        </table:table-row>
      </table:table>
      <text:p text:style-name="P3">dediğimizde ise Sonuç;</text:p>
      <text:p text:style-name="P3">Y=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9">&lt;1&gt;</text:p>
            <text:p text:style-name="P20"><text:bookmark text:name="line-2-22"/>&lt;3&gt;</text:p>
            <text:p text:style-name="P20"><text:bookmark text:name="line-3-18"/>&lt;4&gt;</text:p>
            <text:p text:style-name="P20"><text:bookmark text:name="line-4-14"/>&lt;5&gt;</text:p>
          </table:table-cell>
        </table:table-row>
      </table:table>
      <text:p text:style-name="P3">olacaktır.</text:p>
      <text:h text:style-name="P22" text:outline-level="4">3-STREAM: </text:h>
      <text:h text:style-name="P23" text:outline-level="4">a.CROSS: Birden fazla ilişkiyi Kartezyen çarpımla birleştirme:</text:h>
      <text:p text:style-name="P3">Örnegin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9">X = CROSS A, B;</text:p>
          </table:table-cell>
        </table:table-row>
      </table:table>
      <text:p text:style-name="P3">Çıktı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9">&lt;1, 2, 3, 2, 4&gt;</text:p>
            <text:p text:style-name="P20"><text:bookmark text:name="line-2-23"/>&lt;1, 2, 3, 8, 9&gt;</text:p>
            <text:p text:style-name="P20"><text:bookmark text:name="line-3-19"/>&lt;1, 2, 3, 1, 3&gt;</text:p>
            <text:p text:style-name="P20"><text:bookmark text:name="line-4-15"/>&lt;1, 2, 3, 2, 7&gt;</text:p>
            <text:p text:style-name="P20"><text:bookmark text:name="line-5-13"/>&lt;1, 2, 3, 2, 9&gt;</text:p>
            <text:p text:style-name="P20"><text:bookmark text:name="line-6-10"/>&lt;1, 2, 3, 4, 6&gt;</text:p>
            <text:p text:style-name="P20"><text:bookmark text:name="line-7-5"/>&lt;1, 2, 3, 4, 9&gt;</text:p>
            <text:p text:style-name="P20"><text:bookmark text:name="line-8-2"/>&lt;4, 2, 1, 2, 4&gt;</text:p>
            <text:p text:style-name="P20"><text:bookmark text:name="line-9-1"/>&lt;4, 2, 1, 8, 9&gt;</text:p>
            <text:p text:style-name="P20"><text:bookmark text:name="line-10-1"/>...</text:p>
          </table:table-cell>
        </table:table-row>
      </table:table>
      <text:p text:style-name="P4"><text:span text:style-name="Strong_20_Emphasis"><text:span text:style-name="T2">b.UNION</text:span></text:span></text:p>
      <table:table table:name="Table44" table:style-name="Table44">
        <table:table-column table:style-name="Table44.A"/>
        <text:soft-page-break/>
        <table:table-row>
          <table:table-cell table:style-name="Table44.A1" office:value-type="string">
            <text:p text:style-name="P19">X = UNION A, B;</text:p>
          </table:table-cell>
        </table:table-row>
      </table:table>
      <text:p text:style-name="P3">Sonuç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9">&lt;1, 2, 3&gt;</text:p>
            <text:p text:style-name="P20"><text:bookmark text:name="line-2-24"/>&lt;4, 2, 1&gt;</text:p>
            <text:p text:style-name="P20"><text:bookmark text:name="line-3-20"/>&lt;8, 3, 4&gt;</text:p>
            <text:p text:style-name="P20"><text:bookmark text:name="line-4-16"/>&lt;4, 3, 3&gt;</text:p>
            <text:p text:style-name="P20"><text:bookmark text:name="line-5-14"/>&lt;7, 2, 5&gt;</text:p>
            <text:p text:style-name="P20"><text:bookmark text:name="line-6-11"/>&lt;8, 4, 3&gt;</text:p>
            <text:p text:style-name="P20"><text:bookmark text:name="line-7-6"/>&lt;2, 4&gt;</text:p>
            <text:p text:style-name="P20"><text:bookmark text:name="line-8-3"/>&lt;8, 9&gt;</text:p>
            <text:p text:style-name="P20"><text:bookmark text:name="line-9-2"/>&lt;1, 3&gt;</text:p>
            <text:p text:style-name="P20"><text:bookmark text:name="line-10-2"/>&lt;2, 7&gt;</text:p>
            <text:p text:style-name="P20"><text:bookmark text:name="line-11-1"/>&lt;2, 9&gt;</text:p>
            <text:p text:style-name="P20"><text:bookmark text:name="line-12-1"/>&lt;4, 6&gt;</text:p>
            <text:p text:style-name="P20"><text:bookmark text:name="line-13-1"/>&lt;4, 9&gt;</text:p>
          </table:table-cell>
        </table:table-row>
      </table:table>
      <text:h text:style-name="P22" text:outline-level="4">c.SPLIT: Veriyi ayrıştırma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9">SPLIT A INTO X IF $0 &lt; 7, Y IF ($0 &gt; 2 AND $0&lt;&gt; 7);</text:p>
          </table:table-cell>
        </table:table-row>
      </table:table>
      <text:p text:style-name="P3">Çıktı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9">X = </text:p>
            <text:p text:style-name="P20"><text:bookmark text:name="line-2-25"/>&lt;1, 2, 3&gt;</text:p>
            <text:p text:style-name="P20"><text:bookmark text:name="line-3-211"/>&lt;4, 2, 1&gt;</text:p>
            <text:p text:style-name="P20"><text:bookmark text:name="line-4-17"/>&lt;4, 3, 3&gt;</text:p>
            <text:p text:style-name="P20"><text:bookmark text:name="line-5-15"/></text:p>
            <text:p text:style-name="P20">ve</text:p>
            <text:p text:style-name="P20"><text:bookmark text:name="line-7-7"/></text:p>
            <text:p text:style-name="P20"><text:bookmark text:name="line-8-4"/>Y = </text:p>
            <text:p text:style-name="P20"><text:bookmark text:name="line-9-3"/>&lt;4, 2, 1&gt;</text:p>
            <text:p text:style-name="P20"><text:bookmark text:name="line-10-3"/>&lt;8, 3, 4&gt;</text:p>
            <text:p text:style-name="P20"><text:bookmark text:name="line-11-2"/>&lt;4, 3, 3&gt;</text:p>
            <text:p text:style-name="P8"/>
          </table:table-cell>
        </table:table-row>
      </table:table>
      <text:p text:style-name="P4"><text:span text:style-name="Strong_20_Emphasis"><text:span text:style-name="T2">4.FOREACH...GENERATE içerisinde Nested Yapı Tanımlama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9">W = LOAD '...' AS (url, outlink);</text:p>
            <text:p text:style-name="P20"><text:bookmark text:name="line-2-26"/>G = GROUP W by url;</text:p>
            <text:p text:style-name="P20"><text:bookmark text:name="line-3-22"/>R = FOREACH G {</text:p>
            <text:p text:style-name="P20"><text:bookmark text:name="line-4-18"/><text:s text:c="8"/>FW = FILTER W BY outlink eq 'www.apache.org';</text:p>
            <text:p text:style-name="P20"><text:bookmark text:name="line-5-16"/><text:s text:c="8"/>PW = FW.outlink;</text:p>
            <text:p text:style-name="P20"><text:bookmark text:name="line-6-13"/><text:s text:c="8"/>DW = DISTINCT PW;</text:p>
            <text:p text:style-name="P20"><text:bookmark text:name="line-7-8"/><text:soft-page-break/><text:s text:c="8"/>GENERATE group, COUNT(DW);</text:p>
            <text:p text:style-name="P20"><text:bookmark text:name="line-8-5"/>}</text:p>
          </table:table-cell>
        </table:table-row>
      </table:table>
      <text:p text:style-name="P4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1">FOREACH...GENERATE yapısı içerisinde tanımlanan Nested yadıda bir pig latin yapısıdır.</text:p>
            <text:p text:style-name="P14">İfade GENERATE ile bitmek zorundadır.</text:p>
            <text:p text:style-name="P15"><text:span text:style-name="T3">Nested block içerisinde ; </text:span><text:span text:style-name="Strong_20_Emphasis"><text:span text:style-name="T3">nested filering, projection, sorting, ve duplicate elimination</text:span></text:span><text:span text:style-name="T3"> işlemlerinden birisi yapılabilir..</text:span></text:p>
          </table:table-cell>
        </table:table-row>
      </table:table>
      <text:p text:style-name="P4"/>
      <text:p text:style-name="P4"><text:span text:style-name="Strong_20_Emphasis"><text:span text:style-name="T1">5.HBASE VE PIG </text:span></text:span></text:p>
      <text:p text:style-name="P4"><text:span text:style-name="Strong_20_Emphasis"><text:span text:style-name="T1">/**/ çoklu yorum satırı - - tekli yorum satırı</text:span></text:span></text:p>
      <text:p text:style-name="P4"><text:span text:style-name="Strong_20_Emphasis"><text:span text:style-name="T1">Örn: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7">Register '<text:a xlink:type="simple" xlink:href="hdfs://vega.turktelekom.com.tr/user/sertac/unreverseUrl.py"><text:span text:style-name="T5">hdfs:///user/sertac/unreverseUrl.py</text:span></text:a>' using jython as urlhelper;</text:p>
            <text:p text:style-name="P9"/>
            <text:p text:style-name="P9">set hbase.zookeeper.quorum 'host-10-6-149-119'</text:p>
            <text:p text:style-name="P9">set zookeeper.znode.parent '/hbase-unsecure'</text:p>
            <text:p text:style-name="P9"/>
            <text:p text:style-name="P9">dataset1 = LOAD '/user/sertac/seeds/1000url.txt' USING PigStorage('\n') AS (<text:a xlink:type="simple" xlink:href="http://urlchararray/"><text:span text:style-name="T5">url:chararray</text:span></text:a>);</text:p>
            <text:p text:style-name="P9"/>
            <text:p text:style-name="P9">dataset2 = LOAD '<text:a xlink:type="simple" xlink:href="hbase://95_webpage"><text:span text:style-name="T5">hbase://95_webpage</text:span></text:a>' USING org.apache.pig.backend.hadoop.hbase.HBaseStorage('f','-loadKey true') as (url:CHARARRAY,f:map[]);</text:p>
            <text:p text:style-name="P9">dataset2 = foreach dataset2 generate urlhelper.unreverse(url);</text:p>
            <text:p text:style-name="P9">/*STORE dataset2 INTO '/user/sertac/out';</text:p>
            <text:p text:style-name="P9">dump dataset2;*/</text:p>
            <text:p text:style-name="P9"/>
            <text:p text:style-name="P9">grpd = COGROUP dataset1 by url, dataset2 by url;</text:p>
            <text:p text:style-name="P9">d1_only = foreach (FILTER grpd BY IsEmpty(dataset2)) GENERATE FLATTEN(dataset1);</text:p>
            <text:p text:style-name="P9">STORE d1_only INTO '/user/sertac/outInjector';</text:p>
            <text:p text:style-name="P9">/*dump a;*/</text:p>
          </table:table-cell>
        </table:table-row>
      </table:table>
      <text:p text:style-name="P4"><text:span text:style-name="Strong_20_Emphasis"><text:span text:style-name="T1">Örn: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7">Register '<text:a xlink:type="simple" xlink:href="hdfs://vega.turktelekom.com.tr/user/sertac/getstat.py"><text:span text:style-name="T5">hdfs:///user/sertac/getstat.py</text:span></text:a>' using jython as urlhelper;</text:p>
            <text:p text:style-name="P9">Register '<text:a xlink:type="simple" xlink:href="hdfs://vega.turktelekom.com.tr/user/sertac/unreverseUrl.py"><text:span text:style-name="T5">hdfs:///user/sertac/unreverseUrl.py</text:span></text:a>' using jython as urlreverse;</text:p>
            <text:p text:style-name="P9"/>
            <text:p text:style-name="P9">set hbase.zookeeper.quorum 'host-10-6-149-119'</text:p>
            <text:p text:style-name="P9"><text:soft-page-break/>set zookeeper.znode.parent '/hbase-unsecure'</text:p>
            <text:p text:style-name="P9"/>
            <text:p text:style-name="P9"/>
            <text:p text:style-name="P9">data = LOAD '<text:a xlink:type="simple" xlink:href="hbase://97_webpage"><text:span text:style-name="T5">hbase://97_webpage</text:span></text:a>' USING org.apache.pig.backend.hadoop.hbase.HBaseStorage('f:*', '-loadKey true -caster HBaseBinaryConverter') as (url:CHARARRAY, value:MAP[]);</text:p>
            <text:p text:style-name="P9">--describe data;</text:p>
            <text:p text:style-name="P9">--dump data;</text:p>
            <text:p text:style-name="P9">counts = FOREACH data GENERATE urlreverse.unreverse(url),urlhelper.getstat((int)value#'st');</text:p>
            <text:p text:style-name="P9">--describe counts;</text:p>
            <text:p text:style-name="P9">--dump counts;</text:p>
            <text:p text:style-name="P9">counts = FILTER counts BY ( $1 == 'STATUS_NOTMODIFIED');</text:p>
            <text:p text:style-name="P9">STORE counts INTO '/user/sertac/out/STATUS_NOTMODIFIED';</text:p>
            <text:p text:style-name="P9"/>
            <text:p text:style-name="P8"/>
          </table:table-cell>
        </table:table-row>
      </table:table>
      <text:p text:style-name="P4"><text:span text:style-name="Strong_20_Emphasis"><text:span text:style-name="T1">ÖRNEKLER</text:span></text:span></text:p>
      <text:p text:style-name="P4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7">row = load '<text:a xlink:type="simple" xlink:href="hbase://test"><text:span text:style-name="T5">hbase://test</text:span></text:a>' using org.apache.pig.backend.hadoop.hbase.HBaseStorage('' '-loadKey true -caster HBaseBinaryConverter') as (<text:a xlink:type="simple" xlink:href="http://rowkeychararray/"><text:span text:style-name="T5">rowkey:chararray</text:span></text:a>);</text:p>
            <text:p text:style-name="P9">flt = foreach row</text:p>
          </table:table-cell>
        </table:table-row>
      </table:table>
      <text:p text:style-name="P4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7">--rows = load '<text:a xlink:type="simple" xlink:href="hbase://webpage"><text:span text:style-name="T5">hbase://webpage</text:span></text:a>' using org.apache.pig.backend.hadoop.hbase.HBaseStorage('', '-loadKey true -caster HBaseBinaryConverter') as (<text:a xlink:type="simple" xlink:href="http://rowkeychararray/"><text:span text:style-name="T5">rowkey:chararray</text:span></text:a>);</text:p>
            <text:p text:style-name="P9">rows = load 'inpdir/mysites' using PigStorage() as (<text:a xlink:type="simple" xlink:href="http://rowkeychararray/"><text:span text:style-name="T5">rowkey:chararray</text:span></text:a>);</text:p>
            <text:p text:style-name="P9">--sorted = order rows by rowkey;</text:p>
            <text:p text:style-name="P9">withSlash = foreach rows generate(CONCAT(rowkey, '/'));</text:p>
            <text:p text:style-name="P9">grp = join rows by $0, withSlash by $0;</text:p>
            <text:p text:style-name="P9">dump grp;</text:p>
          </table:table-cell>
        </table:table-row>
      </table:table>
      <text:p text:style-name="P4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7">/*</text:p>
            <text:p text:style-name="P9">idna_decode.pig</text:p>
            <text:p text:style-name="P9">decodes idna encoded url names (or id's) existing on hbase 'webpage' table</text:p>
            <text:p text:style-name="P9">*/</text:p>
            <text:p text:style-name="P9"/>
            <text:p text:style-name="P9"><text:soft-page-break/>REGISTER /home/pala/Practice/my-practice/target/my-practice-1.0-SNAPSHOT.jar</text:p>
            <text:p text:style-name="P9">raw = LOAD '<text:a xlink:type="simple" xlink:href="hbase://webpage"><text:span text:style-name="T5">hbase://webpage</text:span></text:a>' USING org.apache.pig.backend.hadoop.hbase.HBaseStorage('', '-loadKey true -limit 10000 -caster HBaseBinaryConverter') as (<text:a xlink:type="simple" xlink:href="http://rowkeychararray/"><text:span text:style-name="T5">rowkey:chararray</text:span></text:a>);</text:p>
            <text:p text:style-name="P9">B = foreach raw generate com.pala.practice.PigIDNADecode(rowkey);</text:p>
            <text:p text:style-name="P9">C = filter raw by (rowkey matches '.*xn--.*');</text:p>
            <text:p text:style-name="P9">dump raw;</text:p>
            <text:p text:style-name="P9">dump C;</text:p>
            <text:p text:style-name="P9">--STORE C into 'idnaUrls' using PigStorage()</text:p>
          </table:table-cell>
        </table:table-row>
      </table:table>
      <text:p text:style-name="P4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3T15:35:07.129063195</meta:creation-date>
    <dc:date>2014-02-13T15:35:42.066027437</dc:date>
    <dc:creator>sertac </dc:creator>
    <meta:editing-duration>P0D</meta:editing-duration>
    <meta:editing-cycles>1</meta:editing-cycles>
    <meta:document-statistic meta:table-count="54" meta:image-count="0" meta:object-count="0" meta:page-count="14" meta:paragraph-count="377" meta:word-count="2078" meta:character-count="13187" meta:non-whitespace-character-count="11364"/>
    <meta:generator>LibreOffice/4.1.3.2$Linux_X86_64 LibreOffice_project/410m0$Build-2</meta:generator>
  </office:meta>
</office:document-meta>
</file>